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E000000CF64B0E858BD89613F.jpg" manifest:media-type="image/jpeg"/>
  <manifest:file-entry manifest:full-path="Pictures/100000000000022600000189F9B744327802CC5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 style:list-style-name="" style:master-page-name="Standard">
      <style:paragraph-properties fo:margin-left="0cm" fo:margin-right="0cm" fo:text-align="end" style:justify-single-word="false" fo:text-indent="0cm" style:auto-text-indent="false" style:page-number="auto"/>
      <style:text-properties fo:language="fr" fo:country="FR" fo:font-style="italic" style:language-asian="fr" style:country-asian="FR" style:font-style-asian="italic"/>
    </style:style>
    <style:style style:name="P3" style:family="paragraph" style:parent-style-name="Standard">
      <style:paragraph-properties fo:margin-top="0cm" fo:margin-bottom="0.353cm" loext:contextual-spacing="false" fo:line-height="115%" fo:orphans="2" fo:widows="2"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char" svg:x="9.109cm" svg:y="-0.134cm" svg:width="6.996cm" svg:height="4.994cm" draw:z-index="0"><draw:image xlink:href="Pictures/100000000000022600000189F9B744327802CC5C.jpg" xlink:type="simple" xlink:show="embed" xlink:actuate="onLoad"/><draw:contour-polygon svg:width="14.605cm" svg:height="10.261cm" svg:viewBox="0 0 14605 10261" draw:points="-80,0 -80,10261 14525,10261 14525,0" draw:recreate-on-edit="false"/></draw:frame><draw:frame draw:style-name="fr1" draw:name="Image2" text:anchor-type="char" svg:x="0.169cm" svg:y="-0.134cm" svg:width="6.295cm" svg:height="5.479cm" draw:z-index="1"><draw:image xlink:href="Pictures/10000000000000EE000000CF64B0E858BD89613F.jpg" xlink:type="simple" xlink:show="embed" xlink:actuate="onLoad"/><draw:contour-polygon svg:width="6.322cm" svg:height="5.468cm" svg:viewBox="0 0 6322 5468" draw:points="-25,0 -25,5468 6297,5468 6297,0" draw:recreate-on-edit="false"/></draw:frame></text:p>
      <text:section text:style-name="Sect1" text:name="Section1">
        <text:p text:style-name="P1"><text:tab/><text:tab/></text:p>
        <text:p text:style-name="P1"><text:tab/></text:p>
        <text:p text:style-name="P1"/>
        <text:p text:style-name="P1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6-04-11T13:15:00</meta:creation-date>
    <dc:date>2016-04-11T15:50:22.055679600</dc:date>
    <meta:editing-cycles>4</meta:editing-cycles>
    <meta:editing-duration>PT1M5S</meta:editing-duration>
    <meta:document-statistic meta:table-count="0" meta:image-count="2" meta:object-count="0" meta:page-count="1" meta:paragraph-count="2" meta:word-count="0" meta:character-count="3" meta:non-whitespace-character-count="0"/>
    <meta:generator>LibreOffice/5.1.1.3$Linux_X86_64 LibreOffice_project/10m0$Build-3</meta:generator>
  </office:meta>
</office:document-meta>
</file>